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3" style:family="paragraph">
      <loext:graphic-properties draw:fill="none" draw:fill-color="#ffffff"/>
      <style:paragraph-properties style:writing-mode="lr-tb"/>
      <style:text-properties fo:color="#ff8000"/>
    </style:style>
    <style:style style:name="P4" style:family="paragraph">
      <loext:graphic-properties draw:fill="none" draw:fill-color="#ffffff"/>
      <style:paragraph-properties style:writing-mode="lr-tb"/>
      <style:text-properties fo:color="#50938a"/>
    </style:style>
    <style:style style:name="P5" style:family="paragraph">
      <loext:graphic-properties draw:fill="none" draw:fill-color="#ffffff"/>
      <style:paragraph-properties style:writing-mode="lr-tb"/>
      <style:text-properties fo:color="#780373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-color="#1c1c1c"/>
    </style:style>
    <style:style style:name="P8" style:family="paragraph">
      <loext:graphic-properties draw:fill-color="#ff8000"/>
      <style:paragraph-properties fo:text-align="center"/>
    </style:style>
    <style:style style:name="P9" style:family="paragraph">
      <loext:graphic-properties draw:fill-color="#ff8000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ea7500"/>
    </style:style>
    <style:style style:name="P13" style:family="paragraph">
      <loext:graphic-properties draw:fill-color="#1c1c1c"/>
      <style:paragraph-properties fo:text-align="center"/>
    </style:style>
    <style:style style:name="P14" style:family="paragraph">
      <loext:graphic-properties draw:fill-color="#50938a"/>
      <style:paragraph-properties fo:text-align="center" style:writing-mode="lr-tb"/>
    </style:style>
    <style:style style:name="P15" style:family="paragraph">
      <loext:graphic-properties draw:fill-color="#a1467e"/>
      <style:paragraph-properties fo:text-align="center" style:writing-mode="lr-tb"/>
    </style:style>
    <style:style style:name="P16" style:family="paragraph">
      <loext:graphic-properties draw:fill-color="#729fcf"/>
      <style:paragraph-properties fo:text-align="center" style:writing-mode="lr-tb"/>
    </style:style>
    <style:style style:name="T1" style:family="text">
      <style:text-properties fo:color="#2a6099"/>
    </style:style>
    <style:style style:name="T2" style:family="text">
      <style:text-properties fo:color="#ff8000"/>
    </style:style>
    <style:style style:name="T3" style:family="text">
      <style:text-properties fo:color="#50938a"/>
    </style:style>
    <style:style style:name="T4" style:family="text">
      <style:text-properties fo:color="#780373"/>
    </style:style>
    <style:style style:name="gr1" style:family="graphic">
      <style:graphic-properties draw:stroke="none" svg:stroke-color="#8d1d75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8d1d75" draw:fill="none" draw:fill-color="#ffffff" fo:min-height="0.2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111111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1c1c1c" draw:fill-color="#1c1c1c" draw:textarea-horizontal-align="justify" draw:textarea-vertical-align="middle" draw:auto-grow-height="false" fo:min-height="0.0575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ff8000" draw:fill-color="#ff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8000" draw:fill-color="#ff8000" draw:textarea-horizontal-align="justify" draw:textarea-vertical-align="middle" draw:auto-grow-height="false" fo:min-height="0.0575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111111" draw:fill-color="#1c1c1c" draw:textarea-horizontal-align="justify" draw:textarea-vertical-align="middle" draw:auto-grow-height="false" fo:min-height="0.0575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127622" draw:fill-color="#77bc65" draw:textarea-horizontal-align="justify" draw:textarea-vertical-align="middle" draw:auto-grow-height="false" fo:min-height="0.4201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ea7500" draw:fill-color="#ea7500" draw:textarea-horizontal-align="justify" draw:textarea-vertical-align="middle" draw:auto-grow-height="false" fo:min-height="0.0575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1c1c1c" draw:fill-color="#1c1c1c" draw:textarea-horizontal-align="justify" draw:textarea-vertical-align="middle" draw:auto-grow-height="false" fo:min-height="0.0492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1c1c1c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1c1c1c" draw:textarea-horizontal-align="justify" draw:textarea-vertical-align="middle" draw:auto-grow-height="false" fo:min-height="0.0492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-color="#1c1c1c" draw:textarea-horizontal-align="justify" draw:textarea-vertical-align="middle" draw:auto-grow-height="false" fo:min-height="0.0492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1e6a39" draw:fill-color="#50938a" draw:textarea-horizontal-align="justify" draw:textarea-vertical-align="middle" draw:auto-grow-height="false" fo:min-height="0.4201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8d1d75" draw:fill-color="#a1467e" draw:textarea-horizontal-align="justify" draw:textarea-vertical-align="middle" draw:auto-grow-height="false" fo:min-height="0.4201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2a6099" draw:fill-color="#729fcf" draw:textarea-horizontal-align="justify" draw:textarea-vertical-align="middle" draw:auto-grow-height="false" fo:min-height="0.4201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8" draw:text-style-name="P11" svg:width="0.5941in" svg:height="0.5941in" svg:x="-0.1098in" svg:y="1.6in"><text:p text:style-name="P1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_2" draw:style-name="gr17" draw:text-style-name="P16" svg:width="0.5941in" svg:height="0.5941in" svg:x="5.6492in" svg:y="0.0583in"><text:p text:style-name="P10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_8" draw:style-name="gr16" draw:text-style-name="P15" svg:width="0.5941in" svg:height="0.5941in" svg:x="5.0799in" svg:y="0.8in"><text:p text:style-name="P10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9" draw:style-name="gr15" draw:text-style-name="P14" svg:width="0.5941in" svg:height="0.5941in" svg:x="2.9701in" svg:y="2.35in"><text:p text:style-name="P10">T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11" draw:style-name="gr16" draw:text-style-name="P15" svg:width="0.5941in" svg:height="0.5941in" svg:x="3.65in" svg:y="0.05in"><text:p text:style-name="P10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_12" draw:style-name="gr16" draw:text-style-name="P15" svg:width="0.5941in" svg:height="0.5941in" svg:x="0.7098in" svg:y="0.8in"><text:p text:style-name="P1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_13" draw:style-name="gr16" draw:text-style-name="P15" svg:width="0.5941in" svg:height="0.5941in" svg:x="1.6575in" svg:y="0.798in"><text:p text:style-name="P10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_14" draw:style-name="gr16" draw:text-style-name="P15" svg:width="0.5941in" svg:height="0.5941in" svg:x="4.6098in" svg:y="0.05in"><text:p text:style-name="P10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_15" draw:style-name="gr16" draw:text-style-name="P15" svg:width="0.5941in" svg:height="0.5941in" svg:x="4.15in" svg:y="0.8in"><text:p text:style-name="P10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_3" draw:style-name="gr8" draw:text-style-name="P11" svg:width="0.5941in" svg:height="0.5941in" svg:x="2.2764in" svg:y="1.6in"><text:p text:style-name="P10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_0" draw:style-name="gr15" draw:text-style-name="P14" svg:width="0.5941in" svg:height="0.5941in" svg:x="6.1925in" svg:y="2.352in"><text:p text:style-name="P10">T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2" draw:style-name="gr14" draw:text-style-name="P6" svg:x1="0.6256in" svg:y1="1.9366in" svg:x2="2.124in" svg:y2="1.9366in"><text:p/></draw:line><draw:custom-shape text:anchor-type="paragraph" draw:z-index="12" draw:name="Shape3" draw:style-name="gr13" draw:text-style-name="P7" svg:width="0.1961in" svg:height="0.1476in" draw:transform="rotate (-1.57393791944849) translate (2.16805555555556in 1.83819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3" draw:name="Shape3_0" draw:style-name="gr12" draw:text-style-name="P7" svg:width="0.1961in" svg:height="0.1476in" draw:transform="rotate (-1.57393791944849) translate (5.45763888888889in 1.84097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4" draw:name="Shape4" draw:style-name="gr11" draw:text-style-name="P13" svg:x1="3.0902in" svg:y1="1.9402in" svg:x2="5.3173in" svg:y2="1.9402in"><text:p/></draw:line><draw:custom-shape text:anchor-type="paragraph" draw:z-index="15" draw:name="Shape3_1" draw:style-name="gr4" draw:text-style-name="P7" svg:width="0.1961in" svg:height="0.1732in" draw:transform="rotate (-0.752236907609556) translate (0.654861111111111in 1.30138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6" draw:name="Shape5" draw:style-name="gr11" draw:text-style-name="P13" svg:x1="0.4307in" svg:y1="1.6488in" svg:x2="0.5941in" svg:y2="1.4807in"><text:p/></draw:line><draw:custom-shape text:anchor-type="paragraph" draw:z-index="17" draw:name="Shape3_2" draw:style-name="gr10" draw:text-style-name="P7" svg:width="0.1961in" svg:height="0.1476in" draw:transform="rotate (-1.57393791944849) translate (1.60972222222222in 1.00486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8" draw:name="Shape6" draw:style-name="gr11" draw:text-style-name="P13" svg:x1="1.3634in" svg:y1="1.1118in" svg:x2="1.4996in" svg:y2="1.1118in"><text:p/></draw:line><draw:custom-shape text:anchor-type="paragraph" draw:z-index="19" draw:name="Shape3_3" draw:style-name="gr10" draw:text-style-name="P7" svg:width="0.1961in" svg:height="0.1476in" draw:transform="rotate (-1.57393791944849) translate (4.57430555555556in 0.251388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0" draw:name="Shape3_4" draw:style-name="gr10" draw:text-style-name="P7" svg:width="0.1961in" svg:height="0.1476in" draw:transform="rotate (-1.57393791944849) translate (1.60972222222222in 1.00486111111111in)"><text:p/>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" draw:name="Shape3_5" draw:style-name="gr10" draw:text-style-name="P7" svg:width="0.1961in" svg:height="0.1476in" draw:transform="rotate (-1.57393791944849) translate (5.58402777777778in 0.275694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2" draw:name="Shape3_6" draw:style-name="gr10" draw:text-style-name="P7" svg:width="0.1961in" svg:height="0.1476in" draw:transform="rotate (-1.57393791944849) translate (5.03125in 1.00486111111111in)"><text:p/>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23" draw:name="Shape7" draw:style-name="gr3" draw:text-style-name="P6" svg:x1="4.3362in" svg:y1="0.3583in" svg:x2="4.5287in" svg:y2="0.3508in"><text:p/></draw:line><draw:line text:anchor-type="paragraph" draw:z-index="24" draw:name="Shape8" draw:style-name="gr3" draw:text-style-name="P6" svg:x1="5.3055in" svg:y1="0.3827in" svg:x2="5.4894in" svg:y2="0.3827in"><text:p/></draw:line><draw:line text:anchor-type="paragraph" draw:z-index="25" draw:name="Shape9" draw:style-name="gr3" draw:text-style-name="P6" svg:x1="4.8008in" svg:y1="1.1118in" svg:x2="4.961in" svg:y2="1.1118in"><text:p/></draw:line><draw:custom-shape text:anchor-type="paragraph" draw:z-index="26" draw:name="Shape3_7" draw:style-name="gr4" draw:text-style-name="P7" svg:width="0.1961in" svg:height="0.1732in" draw:transform="rotate (-0.416261026600648) translate (2.32152777777778in 1.362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27" draw:name="Shape10" draw:style-name="gr5" draw:text-style-name="P8" svg:x1="2.211in" svg:y1="1.3437in" svg:x2="2.3402in" svg:y2="1.472in"><text:p/></draw:line><draw:custom-shape text:anchor-type="paragraph" draw:z-index="28" draw:name="Shape3_8" draw:style-name="gr9" draw:text-style-name="P12" svg:width="0.1961in" svg:height="0.1732in" draw:transform="rotate (-0.416261026600648) translate (2.32152777777778in 1.3625in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9" draw:name="Shape3_9" draw:style-name="gr4" draw:text-style-name="P7" svg:width="0.1961in" svg:height="0.1732in" draw:transform="rotate (-0.416261026600648) translate (2.89861111111111in 2.1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0" draw:name="Shape1_1" draw:style-name="gr8" draw:text-style-name="P11" svg:width="0.5941in" svg:height="0.5941in" svg:x="5.5299in" svg:y="1.6in"><text:p text:style-name="P10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_10" draw:style-name="gr7" draw:text-style-name="P7" svg:width="0.1961in" svg:height="0.1732in" draw:transform="rotate (-0.416261026600648) translate (6.11180555555556in 2.1937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2" draw:name="Shape11" draw:style-name="gr3" draw:text-style-name="P6" svg:x1="2.8283in" svg:y1="2.1555in" svg:x2="2.9701in" svg:y2="2.35in"><text:p/></draw:line><draw:line text:anchor-type="paragraph" draw:z-index="33" draw:name="Shape12" draw:style-name="gr3" draw:text-style-name="P6" svg:x1="6.0417in" svg:y1="2.1937in" svg:x2="6.1925in" svg:y2="2.352in"><text:p/></draw:line><draw:custom-shape text:anchor-type="paragraph" draw:z-index="34" draw:name="Shape3_11" draw:style-name="gr6" draw:text-style-name="P9" svg:width="0.1961in" svg:height="0.1732in" draw:transform="rotate (-0.416261026600648) translate (5.6in 1.362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5" draw:name="Shape13" draw:style-name="gr5" draw:text-style-name="P8" svg:x1="5.5457in" svg:y1="1.3937in" svg:x2="5.7059in" svg:y2="1.6in"><text:p/></draw:line><draw:custom-shape text:anchor-type="paragraph" draw:z-index="36" draw:name="Shape3_12" draw:style-name="gr4" draw:text-style-name="P7" svg:width="0.1961in" svg:height="0.1732in" draw:transform="rotate (-0.968483201931654) translate (4.03541666666667in 1.10069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7" draw:name="Shape14" draw:style-name="gr3" draw:text-style-name="P6" svg:x1="4.0555in" svg:y1="1.2075in" svg:x2="3.0138in" svg:y2="1.761in"><text:p/></draw:line><draw:custom-shape text:anchor-type="paragraph" draw:z-index="38" draw:name="Shape3_13" draw:style-name="gr4" draw:text-style-name="P7" svg:width="0.1961in" svg:height="0.1732in" draw:transform="rotate (-0.677187749773801) translate (3.54930555555556in 0.476388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9" draw:name="Shape15" draw:style-name="gr3" draw:text-style-name="P6" svg:x1="3.5591in" svg:y1="0.6154in" svg:x2="2.7736in" svg:y2="1.5126in"><text:p/></draw:line><draw:frame text:anchor-type="paragraph" draw:z-index="40" draw:name="Shape16" draw:style-name="gr2" draw:text-style-name="P5" svg:width="0.6488in" svg:height="0.2161in" svg:x="1.1472in" svg:y="0.4866in"><draw:text-box><text:p><text:span text:style-name="T4">Branches</text:span></text:p></draw:text-box></draw:frame><draw:frame text:anchor-type="paragraph" draw:z-index="41" draw:name="Shape16_0" draw:style-name="gr2" draw:text-style-name="P4" svg:width="0.3843in" svg:height="0.2161in" svg:x="3.6075in" svg:y="2.5382in"><draw:text-box><text:p><text:span text:style-name="T3">Tags</text:span></text:p></draw:text-box></draw:frame><draw:frame text:anchor-type="paragraph" draw:z-index="42" draw:name="Shape16_1" draw:style-name="gr2" draw:text-style-name="P3" svg:width="0.5524in" svg:height="0.2161in" svg:x="5.8272in" svg:y="1.3445in"><draw:text-box><text:p><text:span text:style-name="T2">Merges</text:span></text:p></draw:text-box></draw:frame><draw:frame text:anchor-type="paragraph" draw:z-index="43" draw:name="Shape16_2" draw:style-name="gr1" draw:text-style-name="P2" svg:width="1.0012in" svg:height="0.9594in" svg:x="6.348in" svg:y="0.3429in"><draw:text-box><text:p text:style-name="P1"><text:span text:style-name="T1">Discontinued development branch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8:59:25.659664086</meta:creation-date>
    <dc:date>2020-08-10T19:31:29.263032991</dc:date>
    <meta:editing-duration>PT7M31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